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37fc" officeooo:paragraph-rsid="000937fc"/>
    </style:style>
    <style:style style:name="P2" style:family="paragraph" style:parent-style-name="Standard" style:list-style-name="L1">
      <style:text-properties officeooo:rsid="000937fc" officeooo:paragraph-rsid="00134870"/>
    </style:style>
    <style:style style:name="P3" style:family="paragraph" style:parent-style-name="Standard" style:list-style-name="L1">
      <style:text-properties officeooo:rsid="000d764b" officeooo:paragraph-rsid="000d764b"/>
    </style:style>
    <style:style style:name="P4" style:family="paragraph" style:parent-style-name="Standard" style:list-style-name="L1">
      <style:text-properties officeooo:rsid="000e2165" officeooo:paragraph-rsid="000ff4aa"/>
    </style:style>
    <style:style style:name="P5" style:family="paragraph" style:parent-style-name="Standard" style:list-style-name="L1">
      <style:text-properties officeooo:rsid="0012c0cd" officeooo:paragraph-rsid="0012c0cd"/>
    </style:style>
    <style:style style:name="P6" style:family="paragraph" style:parent-style-name="Standard" style:list-style-name="L1">
      <style:text-properties officeooo:rsid="0013f4dc" officeooo:paragraph-rsid="0013f4dc"/>
    </style:style>
    <style:style style:name="P7" style:family="paragraph" style:parent-style-name="Standard" style:list-style-name="L1">
      <style:text-properties officeooo:rsid="00164c59" officeooo:paragraph-rsid="00164c59"/>
    </style:style>
    <style:style style:name="P8" style:family="paragraph" style:parent-style-name="Standard" style:list-style-name="L1">
      <style:text-properties officeooo:rsid="00186e73" officeooo:paragraph-rsid="00186e73"/>
    </style:style>
    <style:style style:name="P9" style:family="paragraph" style:parent-style-name="Standard" style:list-style-name="L1">
      <style:text-properties officeooo:rsid="001a40c3" officeooo:paragraph-rsid="001a40c3"/>
    </style:style>
    <style:style style:name="T1" style:family="text">
      <style:text-properties officeooo:rsid="000a51ea"/>
    </style:style>
    <style:style style:name="T2" style:family="text">
      <style:text-properties officeooo:rsid="0012c0cd"/>
    </style:style>
    <style:style style:name="T3" style:family="text">
      <style:text-properties officeooo:rsid="00134870"/>
    </style:style>
    <style:style style:name="T4" style:family="text">
      <style:text-properties officeooo:rsid="0013a1b6"/>
    </style:style>
    <style:style style:name="T5" style:family="text">
      <style:text-properties officeooo:rsid="00144ccd"/>
    </style:style>
    <style:style style:name="T6" style:family="text">
      <style:text-properties officeooo:rsid="00172cf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0866733327069025" text:style-name="L1">
        <text:list-item>
          <text:p text:style-name="P1">Highest and least <text:span text:style-name="T3">amount invested in which </text:span>industry verticals <text:span text:style-name="T3">every year.</text:span></text:p>
        </text:list-item>
        <text:list-item>
          <text:p text:style-name="P2">Highest and least <text:span text:style-name="T3">amount invested in which </text:span>industry verticals.</text:p>
        </text:list-item>
        <text:list-item>
          <text:p text:style-name="P1"><text:span text:style-name="T5">Percentage &amp; </text:span>Number of startups lo<text:span text:style-name="T1">cat</text:span>ion wise.</text:p>
        </text:list-item>
        <text:list-item>
          <text:p text:style-name="P1">Industry with highest investment.</text:p>
        </text:list-item>
        <text:list-item>
          <text:p text:style-name="P1">Company and its industry details for which a largest individual investment happened <text:span text:style-name="T4">per year.</text:span></text:p>
        </text:list-item>
        <text:list-item>
          <text:p text:style-name="P1">Growth cycle of startups.</text:p>
        </text:list-item>
        <text:list-item>
          <text:p text:style-name="P3">Investor w<text:span text:style-name="T2">ho did the most</text:span> number of investments.</text:p>
        </text:list-item>
        <text:list-item>
          <text:p text:style-name="P3">Location wise best startup industry(based on number).</text:p>
        </text:list-item>
        <text:list-item>
          <text:p text:style-name="P4">Percentage of food/grocery, health, pharmacy, Artificial Intelligence/AI/bot, hotel/room, beauty/spa, </text:p>
        </text:list-item>
        <text:list-item>
          <text:p text:style-name="P5">What was the most preferred investment type for investors.</text:p>
        </text:list-item>
        <text:list-item>
          <text:p text:style-name="P6">Percentage of each industry vertical.</text:p>
        </text:list-item>
        <text:list-item>
          <text:p text:style-name="P6">Total amount of investment done in each year.</text:p>
        </text:list-item>
        <text:list-item>
          <text:p text:style-name="P7">Top 10 investors for funding.</text:p>
        </text:list-item>
        <text:list-item>
          <text:p text:style-name="P7"><text:span text:style-name="T6">Percentage &amp; </text:span>Total amount of funding in each industry location wise.</text:p>
        </text:list-item>
        <text:list-item>
          <text:p text:style-name="P8">Location in which highest number of big data industries are present.</text:p>
        </text:list-item>
        <text:list-item>
          <text:p text:style-name="P9">Avg funds raised for startups in each ye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35:19.283075106</meta:creation-date>
    <dc:date>2017-10-01T19:04:07.645739457</dc:date>
    <meta:editing-duration>PT12H8M21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1" meta:paragraph-count="16" meta:word-count="146" meta:character-count="922" meta:non-whitespace-character-count="807"/>
  </office:meta>
</office:document-meta>
</file>